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69cm"/>
    </style:style>
    <style:style style:name="co4" style:family="table-column">
      <style:table-column-properties fo:break-before="auto" style:column-width="1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4" style:family="table-cell" style:parent-style-name="Default" style:data-style-name="N11"/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anyi genel hes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anayi 2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0 m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kira bedeli</text:p>
          </table:table-cell>
          <table:table-cell office:value-type="string" calcext:value-type="string">
            <text:p>ödenen</text:p>
          </table:table-cell>
          <table:table-cell office:value-type="string" calcext:value-type="string">
            <text:p>masraf</text:p>
          </table:table-cell>
          <table:table-cell office:value-type="string" calcext:value-type="string">
            <text:p>bakiy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date" office:date-value="2018-01-01" calcext:value-type="date">
            <text:p>01.01.2018</text:p>
          </table:table-cell>
          <table:table-cell office:value-type="string" calcext:value-type="string">
            <text:p>taban kırımı beton dökülmesi</text:p>
          </table:table-cell>
          <table:table-cell table:number-columns-repeated="4"/>
          <table:table-cell office:value-type="float" office:value="-35000" calcext:value-type="float">
            <text:p>-35000</text:p>
          </table:table-cell>
          <table:table-cell table:formula="of:=[.H6]" office:value-type="float" office:value="-35000" calcext:value-type="float">
            <text:p>-35000</text:p>
          </table:table-cell>
        </table:table-row>
        <table:table-row table:style-name="ro1">
          <table:table-cell/>
          <table:table-cell table:style-name="ce1" office:value-type="date" office:date-value="2018-10-30" calcext:value-type="date">
            <text:p>30.10.2018</text:p>
          </table:table-cell>
          <table:table-cell office:value-type="string" calcext:value-type="string">
            <text:p>kira bedeli dursun durmuş</text:p>
          </table:table-cell>
          <table:table-cell table:style-name="ce1" office:value-type="date" office:date-value="2018-10-30" calcext:value-type="date">
            <text:p>30.10.2018</text:p>
          </table:table-cell>
          <table:table-cell table:style-name="ce1" office:value-type="date" office:date-value="2019-10-30" calcext:value-type="date">
            <text:p>30.10.2019</text:p>
          </table:table-cell>
          <table:table-cell table:number-columns-repeated="2" office:value-type="float" office:value="25000" calcext:value-type="float">
            <text:p>25000</text:p>
          </table:table-cell>
          <table:table-cell/>
          <table:table-cell table:formula="of:=[.I6]+[.G7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style-name="ce1" office:value-type="date" office:date-value="2019-12-21" calcext:value-type="date">
            <text:p>21.12.2019</text:p>
          </table:table-cell>
          <table:table-cell office:value-type="string" calcext:value-type="string">
            <text:p>habip yıldırım nakit</text:p>
          </table:table-cell>
          <table:table-cell table:style-name="ce1" office:value-type="date" office:date-value="2019-12-21" calcext:value-type="date">
            <text:p>21.12.2019</text:p>
          </table:table-cell>
          <table:table-cell table:style-name="ce1" office:value-type="date" office:date-value="2020-03-30" calcext:value-type="date">
            <text:p>30.03.2020</text:p>
          </table:table-cell>
          <table:table-cell office:value-type="float" office:value="4000" calcext:value-type="float">
            <text:p>4000</text:p>
          </table:table-cell>
          <table:table-cell table:formula="of:=[.F8]" office:value-type="float" office:value="4000" calcext:value-type="float">
            <text:p>4000</text:p>
          </table:table-cell>
          <table:table-cell/>
          <table:table-cell table:formula="of:=[.I7]+[.G8]" office:value-type="float" office:value="-6000" calcext:value-type="float">
            <text:p>-6000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Boya-çatı-beton</text:p>
          </table:table-cell>
          <table:table-cell table:style-name="ce1" table:number-columns-repeated="2"/>
          <table:table-cell table:number-columns-repeated="2"/>
          <table:table-cell office:value-type="float" office:value="-800" calcext:value-type="float">
            <text:p>-800</text:p>
          </table:table-cell>
          <table:table-cell table:formula="of:=[.I8]+[.H9]" office:value-type="float" office:value="-6800" calcext:value-type="float">
            <text:p>-6800</text:p>
          </table:table-cell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  <table:table-cell table:number-columns-repeated="3"/>
          <table:table-cell table:formula="of:=[.I9]+[.G10]" office:value-type="float" office:value="-6800" calcext:value-type="float">
            <text:p>-6800</text:p>
          </table:table-cell>
        </table:table-row>
        <table:table-row table:style-name="ro1">
          <table:table-cell/>
          <table:table-cell table:style-name="ce1" office:value-type="date" office:date-value="2019-10-30" calcext:value-type="date">
            <text:p>30.10.2019</text:p>
          </table:table-cell>
          <table:table-cell office:value-type="string" calcext:value-type="string">
            <text:p>kira bedeli dursun durmuş</text:p>
          </table:table-cell>
          <table:table-cell table:style-name="ce1" office:value-type="date" office:date-value="2019-10-30" calcext:value-type="date">
            <text:p>30.10.2019</text:p>
          </table:table-cell>
          <table:table-cell table:style-name="ce1" office:value-type="date" office:date-value="2020-10-29" calcext:value-type="date">
            <text:p>29.10.2020</text:p>
          </table:table-cell>
          <table:table-cell office:value-type="float" office:value="31610" calcext:value-type="float">
            <text:p>31610</text:p>
          </table:table-cell>
          <table:table-cell office:value-type="float" office:value="23500" calcext:value-type="float">
            <text:p>23500</text:p>
          </table:table-cell>
          <table:table-cell/>
          <table:table-cell table:formula="of:=[.I10]+[.G11]" office:value-type="float" office:value="16700" calcext:value-type="float">
            <text:p>16700</text:p>
          </table:table-cell>
        </table:table-row>
        <table:table-row table:style-name="ro1">
          <table:table-cell/>
          <table:table-cell table:style-name="ce1" office:value-type="date" office:date-value="2020-03-30" calcext:value-type="date">
            <text:p>30.03.2020</text:p>
          </table:table-cell>
          <table:table-cell office:value-type="string" calcext:value-type="string">
            <text:p>sefa kani narlıgöl</text:p>
          </table:table-cell>
          <table:table-cell table:style-name="ce1" office:value-type="date" office:date-value="2020-03-30" calcext:value-type="date">
            <text:p>30.03.2020</text:p>
          </table:table-cell>
          <table:table-cell table:style-name="ce1" office:value-type="date" office:date-value="2021-03-29" calcext:value-type="date">
            <text:p>29.03.2021</text:p>
          </table:table-cell>
          <table:table-cell table:number-columns-repeated="2" office:value-type="float" office:value="13000" calcext:value-type="float">
            <text:p>13000</text:p>
          </table:table-cell>
          <table:table-cell/>
          <table:table-cell table:formula="of:=[.I11]+[.G12]" office:value-type="float" office:value="29700" calcext:value-type="float">
            <text:p>29700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6"/>
          <table:table-cell table:formula="of:=SUM([.G6:.G19])" office:value-type="float" office:value="65500" calcext:value-type="float">
            <text:p>65500</text:p>
          </table:table-cell>
          <table:table-cell table:formula="of:=SUM([.H6:.H19])" office:value-type="float" office:value="-35800" calcext:value-type="float">
            <text:p>-35800</text:p>
          </table:table-cell>
          <table:table-cell table:formula="of:=[.G20]+[.H20]" office:value-type="float" office:value="29700" calcext:value-type="float">
            <text:p>297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Nazan</text:p>
          </table:table-cell>
          <table:table-cell office:value-type="string" calcext:value-type="string">
            <text:p>Hacı</text:p>
          </table:table-cell>
        </table:table-row>
        <table:table-row table:style-name="ro1">
          <table:table-cell table:number-columns-repeated="7"/>
          <table:table-cell table:style-name="ce4" office:value-type="percentage" office:value="0.24" calcext:value-type="percentage">
            <text:p>%24,00</text:p>
          </table:table-cell>
          <table:table-cell table:style-name="ce4" office:value-type="percentage" office:value="0.76" calcext:value-type="percentage">
            <text:p>%76,00</text:p>
          </table:table-cell>
        </table:table-row>
        <table:table-row table:style-name="ro1">
          <table:table-cell table:number-columns-repeated="7"/>
          <table:table-cell table:style-name="ce5" table:formula="of:=[.H23]*[.I20]" office:value-type="float" office:value="7128" calcext:value-type="float">
            <text:p>7.128,00</text:p>
          </table:table-cell>
          <table:table-cell table:style-name="ce5" table:formula="of:=[.I23]*[.I20]" office:value-type="float" office:value="22572" calcext:value-type="float">
            <text:p>22.572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.00.0000</text:date>, <text:time style:data-style-name="N2" text:time-value="15:18:15.86710136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7T08:49:11.120588782</meta:creation-date>
    <dc:date>2020-06-29T15:42:35.571478330</dc:date>
    <meta:editing-duration>PT4H39M56S</meta:editing-duration>
    <meta:editing-cycles>6</meta:editing-cycles>
    <meta:generator>LibreOffice/6.4.4.2$Linux_X86_64 LibreOffice_project/3d775be2011f3886db32dfd395a6a6d1ca2630ff</meta:generator>
    <meta:document-statistic meta:table-count="1" meta:cell-count="51" meta:object-count="0"/>
  </office:meta>
</office:document-meta>
</file>